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89000000C1D73E3FC8A5025BB4.png" manifest:media-type="image/png"/>
  <manifest:file-entry manifest:full-path="Pictures/10000001000003FD0000016F9E07264555335DBD.png" manifest:media-type="image/png"/>
  <manifest:file-entry manifest:full-path="Pictures/100004AC000001C2000001C2611EA9FFEFDBA0A9.svg" manifest:media-type="image/svg+xml"/>
  <manifest:file-entry manifest:full-path="Pictures/10000001000000150000001502346C5543D72303.png" manifest:media-type="image/png"/>
  <manifest:file-entry manifest:full-path="Pictures/10003D7C000035B000000FF4BA3568C57B49E06C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16173" draw:fill="solid" draw:fill-color="#e16173" draw:textarea-horizontal-align="justify" draw:textarea-vertical-align="middle" draw:auto-grow-height="false" fo:min-height="10.798cm" fo:min-width="4.133cm" loext:decorative="false"/>
    </style:style>
    <style:style style:name="gr2" style:family="graphic" style:parent-style-name="standard">
      <style:graphic-properties svg:stroke-color="#ffaa95" draw:fill="solid" draw:fill-color="#ffaa95" draw:textarea-horizontal-align="justify" draw:textarea-vertical-align="middle" draw:auto-grow-height="false" fo:min-height="10.798cm" fo:min-width="4.133cm" loext:decorative="false"/>
    </style:style>
    <style:style style:name="gr3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0.798cm" fo:min-width="8.554cm" loext:decorative="fals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1.57cm" fo:min-width="3.626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0.369cm" fo:min-width="3.62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501cm" loext:decorative="false"/>
      <style:paragraph-properties style:writing-mode="lr-tb"/>
    </style:style>
    <style:style style:name="P1" style:family="paragraph">
      <loext:graphic-properties draw:fill="solid" draw:fill-color="#e16173"/>
      <style:paragraph-properties fo:text-align="center"/>
    </style:style>
    <style:style style:name="P2" style:family="paragraph">
      <loext:graphic-properties draw:fill="solid" draw:fill-color="#ffaa95"/>
      <style:paragraph-properties fo:text-align="center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729fc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fo:font-size="12pt" fo:language="zxx" fo:country="none" fo:font-weight="bold" style:language-asian="zxx" style:country-asian="none" style:language-complex="zxx" style:country-complex="none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fo:font-size="12pt"/>
    </style:style>
    <style:style style:name="T1" style:family="text">
      <style:text-properties fo:font-size="12pt" fo:language="zxx" fo:country="none" fo:font-weight="bold" style:language-asian="zxx" style:country-asian="none" style:language-complex="zxx" style:country-complex="none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33cm" svg:height="11.048cm" svg:x="15cm" svg:y="3.7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33cm" svg:height="11.048cm" svg:x="10.2cm" svg:y="3.7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054cm" svg:height="11.048cm" svg:x="1cm" svg:y="3.7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125cm" svg:height="1.482cm" svg:x="4.428cm" svg:y="26.52cm">
          <draw:image xlink:href="Pictures/10000001000003FD0000016F9E07264555335DBD.png" xlink:type="simple" xlink:show="embed" xlink:actuate="onLoad" draw:mime-type="image/png">
            <text:p/>
          </draw:image>
        </draw:frame>
        <draw:frame draw:style-name="gr4" draw:text-style-name="P4" draw:layer="layout" svg:width="1.994cm" svg:height="1.994cm" svg:x="9.953cm" svg:y="26.402cm">
          <draw:image xlink:href="Pictures/100004AC000001C2000001C2611EA9FFEFDBA0A9.svg" xlink:type="simple" xlink:show="embed" xlink:actuate="onLoad" draw:mime-type="image/svg+xml">
            <text:p/>
          </draw:image>
          <draw:image xlink:href="Pictures/10000001000000150000001502346C5543D72303.png" xlink:type="simple" xlink:show="embed" xlink:actuate="onLoad" draw:mime-type="image/png"/>
        </draw:frame>
        <draw:custom-shape draw:style-name="gr5" draw:text-style-name="P5" draw:layer="layout" svg:width="4.126cm" svg:height="1.82cm" svg:x="1.193cm" svg:y="10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.193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2.032cm" svg:y="10.7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4.506cm" svg:height="0.725cm" svg:x="1cm" svg:y="11.537cm">
          <draw:text-box>
            <text:p><text:span text:style-name="T1">AbstractSyntaxTree</text:span></text:p>
          </draw:text-box>
        </draw:frame>
        <draw:custom-shape draw:style-name="gr5" draw:text-style-name="P5" draw:layer="layout" svg:width="4.126cm" svg:height="1.82cm" svg:x="3.443cm" svg:y="8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3.443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4.282cm" svg:y="8.581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2.071cm" svg:height="0.725cm" svg:x="4.55cm" svg:y="9.388cm">
          <draw:text-box>
            <text:p><text:span text:style-name="T1">EGraph</text:span></text:p>
          </draw:text-box>
        </draw:frame>
        <draw:custom-shape draw:style-name="gr5" draw:text-style-name="P5" draw:layer="layout" svg:width="4.126cm" svg:height="1.82cm" svg:x="5.693cm" svg:y="1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5.693cm" svg:y="12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6.532cm" svg:y="12.8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1.965cm" svg:height="0.725cm" svg:x="6.8cm" svg:y="13.637cm">
          <draw:text-box>
            <text:p><text:span text:style-name="T1">EClass</text:span></text:p>
          </draw:text-box>
        </draw:frame>
        <draw:custom-shape draw:style-name="gr5" draw:text-style-name="P5" draw:layer="layout" svg:width="4.126cm" svg:height="1.82cm" svg:x="10.444cm" svg:y="8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0.444cm" svg:y="8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11.283cm" svg:y="8.689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3.634cm" svg:height="0.725cm" svg:x="10.851cm" svg:y="9.496cm">
          <draw:text-box>
            <text:p><text:span text:style-name="T1">EGraphService</text:span></text:p>
          </draw:text-box>
        </draw:frame>
        <draw:custom-shape draw:style-name="gr5" draw:text-style-name="P5" draw:layer="layout" svg:width="4.126cm" svg:height="1.82cm" svg:x="15.22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5.223cm" svg:y="8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16.062cm" svg:y="8.65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1.88cm" svg:height="0.725cm" svg:x="16.43cm" svg:y="9.46cm">
          <draw:text-box>
            <text:p><text:span text:style-name="T1">server</text:span></text:p>
          </draw:text-box>
        </draw:frame>
        <draw:custom-shape draw:style-name="gr5" draw:text-style-name="P5" draw:layer="layout" svg:width="4.126cm" svg:height="1.82cm" svg:x="5.693cm" svg:y="10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5.693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6.532cm" svg:y="10.7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1.889cm" svg:height="0.725cm" svg:x="6.8cm" svg:y="11.537cm">
          <draw:text-box>
            <text:p><text:span text:style-name="T1">ENode</text:span></text:p>
          </draw:text-box>
        </draw:frame>
        <draw:custom-shape draw:style-name="gr5" draw:text-style-name="P5" draw:layer="layout" svg:width="4.126cm" svg:height="1.82cm" svg:x="1.193cm" svg:y="1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.193cm" svg:y="12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2.032cm" svg:y="12.8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2.993cm" svg:height="0.725cm" svg:x="1.8cm" svg:y="13.637cm">
          <draw:text-box>
            <text:p><text:span text:style-name="T1">RewriteRule</text:span></text:p>
          </draw:text-box>
        </draw:frame>
        <draw:frame draw:style-name="gr8" draw:text-style-name="P8" draw:layer="layout" svg:width="20.691cm" svg:height="0.963cm" svg:x="0cm" svg:y="28.737cm">
          <draw:text-box>
            <text:p>https://www.innoq.com/de/articles/2022/09/better-architecture-diagrams/</text:p>
          </draw:text-box>
        </draw:frame>
        <draw:frame draw:style-name="gr9" draw:text-style-name="P9" draw:layer="layout" svg:width="8.711cm" svg:height="0.994cm" svg:x="1.14cm" svg:y="3.94cm">
          <draw:text-box>
            <text:p>Basisklassen</text:p>
          </draw:text-box>
        </draw:frame>
        <draw:frame draw:style-name="gr9" draw:text-style-name="P9" draw:layer="layout" svg:width="4.378cm" svg:height="0.994cm" svg:x="10.341cm" svg:y="3.94cm">
          <draw:text-box>
            <text:p>Service</text:p>
          </draw:text-box>
        </draw:frame>
        <draw:frame draw:style-name="gr9" draw:text-style-name="P9" draw:layer="layout" svg:width="4.378cm" svg:height="0.994cm" svg:x="15.141cm" svg:y="3.94cm">
          <draw:text-box>
            <text:p>Server</text:p>
          </draw:text-box>
        </draw:frame>
        <draw:frame draw:style-name="gr10" draw:text-style-name="P10" draw:layer="layout" svg:width="8.702cm" svg:height="2.751cm" svg:x="1.181cm" svg:y="4.901cm">
          <draw:text-box>
            <text:p><text:span text:style-name="T2">Die 5 Klassen stellen die Grundlage der Anwendung dar.</text:span></text:p>
          </draw:text-box>
        </draw:frame>
        <draw:frame draw:style-name="gr10" draw:text-style-name="P12" draw:layer="layout" svg:width="4.272cm" svg:height="2.751cm" svg:x="10.381cm" svg:y="4.902cm">
          <draw:text-box>
            <text:p text:style-name="P11"><text:span text:style-name="T2">Die Klasse steuert die Interaktion zwischen Server und der EGraph-Datenstruktu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5T20:58:01.772000000</meta:creation-date>
    <dc:date>2025-01-22T20:57:56.970000000</dc:date>
    <meta:editing-duration>PT1H25M16S</meta:editing-duration>
    <meta:editing-cycles>88</meta:editing-cycles>
    <meta:generator>LibreOffice/7.6.2.1$Windows_X86_64 LibreOffice_project/56f7684011345957bbf33a7ee678afaf4d2ba333</meta:generator>
    <meta:document-statistic meta:object-count="39"/>
  </office:meta>
</office:document-meta>
</file>